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20000000204B249CA79A42C6D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DejaVu Serif" style:font-name-asian="DejaVu Serif" style:font-name-complex="DejaVu Serif"/>
    </style:style>
    <style:style style:name="P2" style:family="paragraph" style:parent-style-name="Text_20_body">
      <style:text-properties style:font-name="DejaVu Serif" officeooo:rsid="000ced18" officeooo:paragraph-rsid="000ced18" style:font-name-asian="DejaVu Serif" style:font-name-complex="DejaVu Serif"/>
    </style:style>
    <style:style style:name="P3" style:family="paragraph" style:parent-style-name="Text_20_body">
      <style:text-properties style:font-name="DejaVu Serif" officeooo:rsid="000ced18" officeooo:paragraph-rsid="000d75b1" style:font-name-asian="DejaVu Serif" style:font-name-complex="DejaVu Serif"/>
    </style:style>
    <style:style style:name="P4" style:family="paragraph" style:parent-style-name="Text_20_body">
      <style:text-properties style:font-name="DejaVu Serif" officeooo:rsid="000ced18" officeooo:paragraph-rsid="000ebc85" style:font-name-asian="DejaVu Serif" style:font-name-complex="DejaVu Serif"/>
    </style:style>
    <style:style style:name="P5" style:family="paragraph" style:parent-style-name="Text_20_body">
      <style:text-properties style:font-name="DejaVu Serif" officeooo:rsid="000ced18" officeooo:paragraph-rsid="0013f0bb" style:font-name-asian="DejaVu Serif" style:font-name-complex="DejaVu Serif"/>
    </style:style>
    <style:style style:name="P6" style:family="paragraph" style:parent-style-name="Text_20_body">
      <style:text-properties style:font-name="DejaVu Serif" officeooo:rsid="000ebc85" officeooo:paragraph-rsid="000ebc85" style:font-name-asian="DejaVu Serif" style:font-name-complex="DejaVu Serif"/>
    </style:style>
    <style:style style:name="P7" style:family="paragraph" style:parent-style-name="Text_20_body">
      <style:text-properties style:font-name="DejaVu Serif" officeooo:rsid="001220b4" officeooo:paragraph-rsid="001220b4" style:font-name-asian="DejaVu Serif" style:font-name-complex="DejaVu Serif"/>
    </style:style>
    <style:style style:name="P8" style:family="paragraph" style:parent-style-name="Text_20_body">
      <style:text-properties style:font-name="DejaVu Serif" officeooo:rsid="001768b0" officeooo:paragraph-rsid="001768b0" style:font-name-asian="DejaVu Serif" style:font-name-complex="DejaVu Serif"/>
    </style:style>
    <style:style style:name="P9" style:family="paragraph" style:parent-style-name="Text_20_body">
      <style:text-properties style:font-name="DejaVu Serif" officeooo:rsid="001b565b" officeooo:paragraph-rsid="001b565b" style:font-name-asian="DejaVu Serif" style:font-name-complex="DejaVu Serif"/>
    </style:style>
    <style:style style:name="P10" style:family="paragraph" style:parent-style-name="Text_20_body">
      <style:text-properties style:font-name="DejaVu Serif" officeooo:rsid="001b565b" officeooo:paragraph-rsid="001ce0c2" style:font-name-asian="DejaVu Serif" style:font-name-complex="DejaVu Serif"/>
    </style:style>
    <style:style style:name="P11" style:family="paragraph" style:parent-style-name="Text_20_body">
      <style:text-properties style:font-name="DejaVu Serif" officeooo:rsid="001ce0c2" officeooo:paragraph-rsid="001ce0c2" style:font-name-asian="DejaVu Serif" style:font-name-complex="DejaVu Serif"/>
    </style:style>
    <style:style style:name="P12" style:family="paragraph" style:parent-style-name="Text_20_body">
      <style:text-properties officeooo:paragraph-rsid="000a55b5"/>
    </style:style>
    <style:style style:name="P13" style:family="paragraph" style:parent-style-name="Text_20_body">
      <style:text-properties officeooo:rsid="001ed00a" officeooo:paragraph-rsid="001ed00a"/>
    </style:style>
    <style:style style:name="P14" style:family="paragraph" style:parent-style-name="Text_20_body">
      <style:text-properties officeooo:rsid="001ed00a" officeooo:paragraph-rsid="001cc37a"/>
    </style:style>
    <style:style style:name="P15" style:family="paragraph" style:parent-style-name="Text_20_body">
      <style:text-properties officeooo:rsid="001ce0c2" officeooo:paragraph-rsid="001ce0c2"/>
    </style:style>
    <style:style style:name="P16" style:family="paragraph" style:parent-style-name="Text_20_body">
      <style:text-properties officeooo:rsid="0029d187" officeooo:paragraph-rsid="002cde23"/>
    </style:style>
    <style:style style:name="P17" style:family="paragraph" style:parent-style-name="Text_20_body">
      <style:text-properties officeooo:rsid="002bb1a7" officeooo:paragraph-rsid="002bb1a7"/>
    </style:style>
    <style:style style:name="P18" style:family="paragraph" style:parent-style-name="Text_20_body">
      <style:text-properties officeooo:rsid="002d72df" officeooo:paragraph-rsid="002d72df"/>
    </style:style>
    <style:style style:name="P19" style:family="paragraph" style:parent-style-name="Contents_20_2">
      <style:paragraph-properties>
        <style:tab-stops>
          <style:tab-stop style:position="17.403cm" style:type="right" style:leader-style="dotted" style:leader-text="."/>
        </style:tab-stops>
      </style:paragraph-properties>
    </style:style>
    <style:style style:name="P20" style:family="paragraph" style:parent-style-name="Contents_20_4">
      <style:paragraph-properties>
        <style:tab-stops>
          <style:tab-stop style:position="16.803cm" style:type="right" style:leader-style="dotted" style:leader-text="."/>
        </style:tab-stops>
      </style:paragraph-properties>
    </style:style>
    <style:style style:name="P21" style:family="paragraph" style:parent-style-name="Contents_20_3">
      <style:paragraph-properties>
        <style:tab-stops>
          <style:tab-stop style:position="17.403cm" style:type="right" style:leader-style="dotted" style:leader-text="."/>
        </style:tab-stops>
      </style:paragraph-properties>
    </style:style>
    <style:style style:name="P22" style:family="paragraph" style:parent-style-name="Contents_20_1">
      <style:paragraph-properties>
        <style:tab-stops>
          <style:tab-stop style:position="17.602cm" style:type="right" style:leader-style="dotted" style:leader-text="."/>
        </style:tab-stops>
      </style:paragraph-properties>
    </style:style>
    <style:style style:name="P23" style:family="paragraph" style:parent-style-name="TextInfo">
      <style:text-properties officeooo:rsid="00192b65" officeooo:paragraph-rsid="00192b65"/>
    </style:style>
    <style:style style:name="P24" style:family="paragraph" style:parent-style-name="TextInfo">
      <style:text-properties officeooo:paragraph-rsid="001ed00a"/>
    </style:style>
    <style:style style:name="P25" style:family="paragraph" style:parent-style-name="Text_20_body">
      <style:text-properties style:font-name="DejaVu Serif" officeooo:rsid="002bb1a7" officeooo:paragraph-rsid="002bb1a7" style:font-name-asian="DejaVu Serif" style:font-name-complex="DejaVu Serif"/>
    </style:style>
    <style:style style:name="P26" style:family="paragraph" style:parent-style-name="Text_20_body">
      <style:text-properties officeooo:rsid="002bb1a7" officeooo:paragraph-rsid="002bb1a7"/>
    </style:style>
    <style:style style:name="P27" style:family="paragraph" style:parent-style-name="Text_20_body">
      <style:text-properties officeooo:rsid="002fe228" officeooo:paragraph-rsid="002fe228"/>
    </style:style>
    <style:style style:name="P28" style:family="paragraph" style:parent-style-name="Text_20_body">
      <style:text-properties officeooo:rsid="00309a89" officeooo:paragraph-rsid="00309a89"/>
    </style:style>
    <style:style style:name="T1" style:family="text">
      <style:text-properties style:font-name="DejaVu Serif" style:font-name-asian="DejaVu Serif" style:font-name-complex="DejaVu Serif"/>
    </style:style>
    <style:style style:name="T2" style:family="text">
      <style:text-properties style:font-name="DejaVu Serif" officeooo:rsid="0020d703" style:font-name-asian="DejaVu Serif" style:font-name-complex="DejaVu Serif"/>
    </style:style>
    <style:style style:name="T3" style:family="text">
      <style:text-properties style:font-name="DejaVu Serif" officeooo:rsid="0021ce61" style:font-name-asian="DejaVu Serif" style:font-name-complex="DejaVu Serif"/>
    </style:style>
    <style:style style:name="T4" style:family="text">
      <style:text-properties style:font-name="DejaVu Serif" officeooo:rsid="0021f4c8" style:font-name-asian="DejaVu Serif" style:font-name-complex="DejaVu Serif"/>
    </style:style>
    <style:style style:name="T5" style:family="text">
      <style:text-properties style:font-name="DejaVu Serif" officeooo:rsid="0024ad84" style:font-name-asian="DejaVu Serif" style:font-name-complex="DejaVu Serif"/>
    </style:style>
    <style:style style:name="T6" style:family="text">
      <style:text-properties style:font-name="DejaVu Serif" officeooo:rsid="00261a1d" style:font-name-asian="DejaVu Serif" style:font-name-complex="DejaVu Serif"/>
    </style:style>
    <style:style style:name="T7" style:family="text">
      <style:text-properties style:font-name="DejaVu Serif" officeooo:rsid="0027ef5f" style:font-name-asian="DejaVu Serif" style:font-name-complex="DejaVu Serif"/>
    </style:style>
    <style:style style:name="T8" style:family="text">
      <style:text-properties style:font-name="DejaVu Serif" officeooo:rsid="0029d187" style:font-name-asian="DejaVu Serif" style:font-name-complex="DejaVu Serif"/>
    </style:style>
    <style:style style:name="T9" style:family="text">
      <style:text-properties style:font-name="DejaVu Serif" officeooo:rsid="002bb1a7" style:font-name-asian="DejaVu Serif" style:font-name-complex="DejaVu Serif"/>
    </style:style>
    <style:style style:name="T10" style:family="text">
      <style:text-properties style:font-name="DejaVu Serif" officeooo:rsid="002cde23" style:font-name-asian="DejaVu Serif" style:font-name-complex="DejaVu Serif"/>
    </style:style>
    <style:style style:name="T11" style:family="text">
      <style:text-properties style:font-name="DejaVu Serif" officeooo:rsid="002f053e" style:font-name-asian="DejaVu Serif" style:font-name-complex="DejaVu Serif"/>
    </style:style>
    <style:style style:name="T12" style:family="text">
      <style:text-properties style:font-name="DejaVu Serif" style:font-name-asian="Arial Unicode MS" style:font-name-complex="Tahoma"/>
    </style:style>
    <style:style style:name="T13" style:family="text">
      <style:text-properties style:font-name="DejaVu Serif" officeooo:rsid="0020d703" style:font-name-asian="Arial Unicode MS" style:font-name-complex="Tahoma"/>
    </style:style>
    <style:style style:name="T14" style:family="text">
      <style:text-properties style:font-name="DejaVu Serif" fo:font-style="italic" officeooo:rsid="002cde23" style:font-name-asian="DejaVu Serif" style:font-style-asian="italic" style:font-name-complex="DejaVu Serif" style:font-style-complex="italic"/>
    </style:style>
    <style:style style:name="T15" style:family="text">
      <style:text-properties style:font-name="DejaVu Serif3" officeooo:rsid="0020d703" style:font-name-asian="DejaVu Serif3" style:font-name-complex="DejaVu Serif3"/>
    </style:style>
    <style:style style:name="T16" style:family="text">
      <style:text-properties fo:color="#0000ff" style:font-name="DejaVu Serif3" style:font-name-asian="DejaVu Serif3" style:font-name-complex="DejaVu Serif3"/>
    </style:style>
    <style:style style:name="T17" style:family="text">
      <style:text-properties fo:color="#0000ff" style:font-name="DejaVu Serif3" officeooo:rsid="0020d703" style:font-name-asian="DejaVu Serif3" style:font-name-complex="DejaVu Serif3"/>
    </style:style>
    <style:style style:name="T18" style:family="text">
      <style:text-properties fo:color="#0000ff" style:font-name="DejaVu Serif" style:font-name-asian="DejaVu Serif" style:font-name-complex="DejaVu Serif"/>
    </style:style>
    <style:style style:name="T19" style:family="text">
      <style:text-properties fo:color="#0000ff" style:font-name="DejaVu Serif" officeooo:rsid="0020d703" style:font-name-asian="DejaVu Serif" style:font-name-complex="DejaVu Serif"/>
    </style:style>
    <style:style style:name="T20" style:family="text">
      <style:text-properties fo:color="#0000ff" style:font-name="DejaVu Serif" officeooo:rsid="0020d703" style:font-name-asian="Arial Unicode MS" style:font-name-complex="Tahoma"/>
    </style:style>
    <style:style style:name="T21" style:family="text">
      <style:text-properties officeooo:rsid="0008739d"/>
    </style:style>
    <style:style style:name="T22" style:family="text">
      <style:text-properties fo:color="#ff0000" style:font-name="DejaVu Serif3" officeooo:rsid="0020d703" style:font-name-asian="DejaVu Serif3" style:font-name-complex="DejaVu Serif3"/>
    </style:style>
    <style:style style:name="T23" style:family="text">
      <style:text-properties fo:color="#ff0000" style:font-name="DejaVu Serif" style:font-name-asian="DejaVu Serif" style:font-name-complex="DejaVu Serif"/>
    </style:style>
    <style:style style:name="T24" style:family="text">
      <style:text-properties fo:color="#ff0000" style:font-name="DejaVu Serif" officeooo:rsid="0020d703" style:font-name-asian="DejaVu Serif" style:font-name-complex="DejaVu Serif"/>
    </style:style>
    <style:style style:name="T25" style:family="text">
      <style:text-properties fo:color="#ff0000" style:font-name="DejaVu Serif" officeooo:rsid="0020d703" style:font-name-asian="Arial Unicode MS" style:font-name-complex="Tahoma"/>
    </style:style>
    <style:style style:name="T26" style:family="text">
      <style:text-properties officeooo:rsid="000d75b1"/>
    </style:style>
    <style:style style:name="T27" style:family="text">
      <style:text-properties officeooo:rsid="000ebc85"/>
    </style:style>
    <style:style style:name="T28" style:family="text">
      <style:text-properties officeooo:rsid="000f131b"/>
    </style:style>
    <style:style style:name="T29" style:family="text">
      <style:text-properties officeooo:rsid="00114419"/>
    </style:style>
    <style:style style:name="T30" style:family="text">
      <style:text-properties officeooo:rsid="001220b4"/>
    </style:style>
    <style:style style:name="T31" style:family="text">
      <style:text-properties officeooo:rsid="0013f0bb"/>
    </style:style>
    <style:style style:name="T32" style:family="text">
      <style:text-properties officeooo:rsid="0014e983"/>
    </style:style>
    <style:style style:name="T33" style:family="text">
      <style:text-properties officeooo:rsid="0016ca4e"/>
    </style:style>
    <style:style style:name="T34" style:family="text">
      <style:text-properties officeooo:rsid="00192b65"/>
    </style:style>
    <style:style style:name="T35" style:family="text">
      <style:text-properties fo:font-weight="bold" style:font-weight-asian="bold" style:font-weight-complex="bold"/>
    </style:style>
    <style:style style:name="T36" style:family="text">
      <style:text-properties officeooo:rsid="001cc37a"/>
    </style:style>
    <style:style style:name="T37" style:family="text">
      <style:text-properties officeooo:rsid="001ce0c2"/>
    </style:style>
    <style:style style:name="T38" style:family="text">
      <style:text-properties fo:font-style="italic" style:font-style-asian="italic" style:font-style-complex="italic"/>
    </style:style>
    <style:style style:name="T39" style:family="text">
      <style:text-properties fo:font-style="italic" officeooo:rsid="002783f6" style:font-style-asian="italic" style:font-style-complex="italic"/>
    </style:style>
    <style:style style:name="T40" style:family="text">
      <style:text-properties fo:font-style="italic" officeooo:rsid="000ebc85" style:font-style-asian="italic" style:font-style-complex="italic"/>
    </style:style>
    <style:style style:name="T41" style:family="text">
      <style:text-properties officeooo:rsid="002009dd"/>
    </style:style>
    <style:style style:name="T42" style:family="text">
      <style:text-properties officeooo:rsid="0020f666"/>
    </style:style>
    <style:style style:name="T43" style:family="text">
      <style:text-properties officeooo:rsid="0023e5c2"/>
    </style:style>
    <style:style style:name="T44" style:family="text">
      <style:text-properties officeooo:rsid="002783f6"/>
    </style:style>
    <style:style style:name="T45" style:family="text">
      <style:text-properties officeooo:rsid="002bb1a7"/>
    </style:style>
    <style:style style:name="T46" style:family="text">
      <style:text-properties officeooo:rsid="002cde23"/>
    </style:style>
    <style:style style:name="T47" style:family="text">
      <style:text-properties style:text-position="sub 58%" style:font-name="DejaVu Serif" style:font-name-asian="DejaVu Serif" style:font-name-complex="DejaVu Serif"/>
    </style:style>
    <style:style style:name="T48" style:family="text">
      <style:text-properties officeooo:rsid="002db5df"/>
    </style:style>
    <style:style style:name="T49" style:family="text">
      <style:text-properties officeooo:rsid="002fe228"/>
    </style:style>
    <style:style style:name="T50" style:family="text">
      <style:text-properties officeooo:rsid="00309a89"/>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p>
      <text:table-of-content text:style-name="Sect1" text:protected="true" text:name="Table of Contents1">
        <text:table-of-content-source text:outline-level="4">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22">--<text:tab/>1</text:p>
          <text:p text:style-name="P19">--<text:tab/>1</text:p>
          <text:p text:style-name="P21">--<text:tab/>1</text:p>
          <text:p text:style-name="P20">--<text:tab/>1</text:p>
        </text:index-body>
      </text:table-of-content>
      <text:p text:style-name="P1"/>
      <text:p text:style-name="P2">Arxim comprend des procédures pour le calcul de spéciation ou d'équilibre suivant une suite univariante de conditions prédéfinies (calculs de type SPCPATH ou EQUPATH), mais ne comprend pas de procédures pour étudier un système suivant plus d'une "dimension".</text:p>
      <text:p text:style-name="P2">Arxim permet <text:span text:style-name="T48">p</text:span>ar exemple de calculer un diagramme de Sillen (activités des espèces en fonction du pH), mais ne permet pas de construire directement un diagramme sur un espace divariant, tel que pH - redox. De même, on peut calculer l'évolution de la paragénèse métamorphique d'une composition globale donnée le long d'un chemin T-P, mais on ne peut pas faire varier indépendamment T et P en vue de construire un diagramme de phase.</text:p>
      <text:p text:style-name="P2">Plutôt que d'étendre les fonctionnalités d'arxim par des procédures internes au code fortran, il a paru plus pratique de développer des programmes externes dans un langage de script, en l'occurrence python, plus facile à mettre en oeuvre qu'un langage à compilation séparée comme fortran.</text:p>
      <text:p text:style-name="P2">Les nouveaux développements ont donc porté surtout sur ces scripts python, mais Arxim a été aussi amendé pour faciliter les échanges avec un script externe: on a ajouté des procédures d'écriture "compacte" des résultats du calcul, pour simplifier l'accès du script externe aux résultats du calcul arxim. On a aussi remis en fonction la possibilité de renseigner le mode de calcul (SPC, EQU, ou GEM) en argument de la ligne de commande. <text:span text:style-name="T44">Le lancement d'arxim par la fonction python </text:span><text:span text:style-name="T39">os.system</text:span><text:span text:style-name="T44"> s'effectue ainsi avec trois arguments: le chemin du script arxim, <text:s/>le niveau de déboguage, et le mode de calcul (SPC, GEM).</text:span> <text:span text:style-name="T44">Le niveau de déboguage doit être 1, pour que les dialogues écran-clavier soient désactivés lors du run. </text:span>Dans les scripts réalisés jusqu'ici, arxim est appelé seulement en mode de calcul ponctuel; il pourra être intéressant à terme d'intégrer aussi des calculs de type PATH, <text:span text:style-name="T48">qui, pour diverses raisons, seraient a priori plus rapides.</text:span></text:p>
      <text:p text:style-name="P2">Les scripts actuellement disponibles permettent de réaliser:</text:p>
      <text:p text:style-name="P3">- des diagrammes binaires de type pH - Eh (ou pH - log(fO2)) en mode SPC (spéciation), représentant l'espèce la plus abondante, <text:span text:style-name="T26">à T,P donnés et pour des quantités totales données d'un ou plusieurs éléments</text:span>.</text:p>
      <text:p text:style-name="P2">- des diagrammes <text:span text:style-name="T26">de phase</text:span>, calculés en mode GEM, qui <text:span text:style-name="T26">"</text:span>cartographient<text:span text:style-name="T26">", pour des quantités données de constituants inertes,</text:span> les champs de stabilité des assemblages de phase, en fonction des activités de deux constituants <text:span text:style-name="T27">mobiles</text:span> <text:span text:style-name="T26">ou dans un espace </text:span>T,<text:span text:style-name="T26">P.</text:span></text:p>
      <text:p text:style-name="P4">Dans le premier cas, Arxim est appelé pour calculer la spéciation de la solution aqueuse <text:span text:style-name="T27">et écrire </text:span>la composition de la solution <text:span text:style-name="T27">dans un fichier (</text:span><text:span text:style-name="T40">tmp_spc_mole.dat</text:span><text:span text:style-name="T27">)</text:span>, et le script lit <text:span text:style-name="T27">ce fichier </text:span>pour trouver l'espèce solutée la plus abondante. Dans les autres cas, Arxim est appelé pour calculer la composition du système à l'équilibre et <text:span text:style-name="T48">l'</text:span>écrire <text:span text:style-name="T27">dans</text:span> un fichier <text:span text:style-name="T27">(</text:span><text:span text:style-name="T40">tmp_gem.tab</text:span><text:span text:style-name="T27">) qui sera relu par le script.</text:span></text:p>
      <text:p text:style-name="P6">Les fichiers temporaires (<text:span text:style-name="T38">tmp_*</text:span>) peuvent également être relus par Arxim pour servir de données initiales au point de calcul suivant, <text:span text:style-name="T30">ce qui doit (ou devrait) accélérer</text:span> le calcul de spéciation.</text:p>
      <text:p text:style-name="P5">Pour ces différents types de diagrammes, le schéma d<text:span text:style-name="T27">u script</text:span> est <text:span text:style-name="T27">similaire</text:span>. On commence par un calcul point par point sur une grille (x,y) de résolution donnée, relativement large, qui donne une <text:span text:style-name="T27">première image</text:span> de la répartition des differents domaines (nature de l'espèce la plus abondante, en mode SPC, ou assemblage de phase, en GEM), et qui permet de localiser les couples de points (p1,p2) rele<text:span text:style-name="T27">v</text:span>ant de deux domaines distincts. Les <text:span text:style-name="T28">limit</text:span>es <text:span text:style-name="T28">des</text:span> domaines sont ensuite précisées par dichotomies successives (suivant x pour les couples de même <text:span text:style-name="T28">y</text:span>, ou y pour les couples de même <text:span text:style-name="T28">x</text:span>). On peut faire ce raffinement séparément, après le calcul initial de tous les points de la grille, ou au fur et à mesure qu'on trouve un point dont un voisin direct déjà traité n'est pas du même domaine. La deuxième approche est a priori plus rapide quand arxim peut travailler en "warm restart", et c'est le cas en mode SPC (et en GEM en l'absence de mélanges susceptibles de démixion), mais les premiers tests ne montrent pas de différences significatives de temps de calcul. <text:span text:style-name="T31">Le raffinement est effectué de la manière suivante: si le milieu du segment p1-p2 appartient au même domaine que p1, le calcul suivant se fera avec ce point milieu comme nouveau point p1; inversement, si le milieu de p1-p2 tombe dans le domaine de p2, il sera le nouveau point p2 à l'itération suivante. L'itération s'arrête quand la distance p1-p2 passe en dessous d'un seuil de tolérance donné par l'utilisateur.</text:span></text:p>
      <text:p text:style-name="P7">Il peut arriver, quand la maille de la grille de calcul est <text:span text:style-name="T33">plus</text:span> large <text:span text:style-name="T33">qu'un domaine</text:span>, qu<text:span text:style-name="T32">'entre les domaines 1 et 2 des points p1 et p2, un autre domaine distinct à la fois de 1 et 2 soit en fait présent. Il faudra alors (ce n'est pas encore implémenté) repartir sur deux procèdures de raffinement qui fourniront, au lieu d'un seul point de la frontière 1=2, deux points, l'un sur la frontière 1=3, l'autre sur 2=3.</text:span></text:p>
      <text:p text:style-name="P2">Les listes, <text:span text:style-name="T29">gérées de manière dynamique en python, et les</text:span> tuples (type de variable <text:span text:style-name="T29">python </text:span>pour gérer des collections d'objets hétérogènes) permettent de gérer assez simplement les li<text:span text:style-name="T48">mites</text:span> <text:span text:style-name="T48">entre </text:span>les différents domaines. <text:span text:style-name="T30">On commence par une liste globale à laquelle, c</text:span>haque fois qu'on rencontre un nouveau poi<text:span text:style-name="T29">nt</text:span> de changement de domaine, on ajoute un "tuple" qui contient les coordonnées du point et un code décrivant le changement de domaine. Il suffit ensuite de <text:span text:style-name="T29">relire cette liste pour en extraire les listes correspondant aux différents changements de domaine répertoriés au fur et à mesure du balayage de la grille de départ.</text:span></text:p>
      <text:h text:style-name="Heading_20_3" text:outline-level="3">Mise en oeuvre</text:h>
      <text:p text:style-name="P9">Concernant le script arxim (fichier <text:span text:style-name="T38">.inn</text:span> décrivant le système, la base de données, etc), le principal aménagement par rapport au script utilisé pour un run arxim classique consiste à <text:span text:style-name="T43">écrire</text:span> dans un fichier à part ("fichier include") le bloc sur lequel le script python doit inte<text:span text:style-name="T42">r</text:span>venir.</text:p>
      <text:p text:style-name="P11">Ce bloc est généralement le bloc SYSTEM, car c'est lui qui permet de définir les contraintes de pH ou de redox, la pression, la température.</text:p>
      <text:p text:style-name="P9">Par exemple, <text:span text:style-name="T37">pour construire un diagramme pH – redox, le</text:span> <text:span text:style-name="T36">script de calcul de spéciation standard, qui comprend au minimum les blocs suivants:</text:span></text:p>
      <text:p text:style-name="TextInfo">SYSTEM</text:p>
      <text:p text:style-name="TextInfo"><text:s text:c="2"/>TDGC 25.</text:p>
      <text:p text:style-name="TextInfo"><text:s text:c="2"/>FE MOLE FE+3 <text:s/>1E-3</text:p>
      <text:p text:style-name="TextInfo"><text:s text:c="2"/>H<text:tab/>PK<text:tab/>H+ 2</text:p>
      <text:p text:style-name="TextInfo"><text:s text:c="2"/>OX<text:tab/>PK<text:tab/>O2(G) 3</text:p>
      <text:p text:style-name="TextInfo">END</text:p>
      <text:p text:style-name="TextInfo">INCLUDE dtb/elements.dtb</text:p>
      <text:p text:style-name="TextInfo">INCLUDE dtb/logk_eq36_hkf.dtb</text:p>
      <text:p text:style-name="TextInfo">../..</text:p>
      <text:p text:style-name="P14">est réécrit comme suit:</text:p>
      <text:p text:style-name="P24">INCLUDE inn/a5a3_fe_ox.include</text:p>
      <text:p text:style-name="P24">INCLUDE dtb/elements.dtb</text:p>
      <text:p text:style-name="P24">INCLUDE dtb/logk_eq36_hkf.dtb</text:p>
      <text:p text:style-name="P24">../..</text:p>
      <text:p text:style-name="P13"><text:span text:style-name="T36">le bloc SYSTEM <text:s/>étant</text:span> écrit sur un fichier séparé:</text:p>
      <text:p text:style-name="TextInfo">!! <text:span text:style-name="T41">file path: inn/a5a3_fe_ox.include</text:span></text:p>
      <text:p text:style-name="TextInfo">SYSTEM</text:p>
      <text:p text:style-name="TextInfo"><text:s text:c="2"/>TDGC 25.</text:p>
      <text:p text:style-name="TextInfo"><text:s text:c="2"/>FE MOLE FE+3 <text:s/>1E-3</text:p>
      <text:p text:style-name="TextInfo"><text:s text:c="2"/>H <text:s/>PK <text:s text:c="2"/>H+ <text:s text:c="3"/>2</text:p>
      <text:p text:style-name="TextInfo"><text:s text:c="2"/>OX PK <text:s text:c="2"/>O2(G) 3</text:p>
      <text:p text:style-name="TextInfo">END</text:p>
      <text:p text:style-name="P13">Par défaut, le nom du fichier (i.e. le chemin relatif au répertoire de travail du script python) est celui du script arxim maître dans lequel le suffixe <text:span text:style-name="T38">.inn</text:span> est remplacé par <text:span text:style-name="T38">.include</text:span>.</text:p>
      <text:p text:style-name="P18">Pour la construction de diagrammes d'espèces dominantes en solution aqueuse (mode SPC), ainsi que pour les diagrammes de phase dans l'espace T,P, c'est le bloc SYSTEM que l'on doit modifier à chaque pas de calcul. </text:p>
      <text:p text:style-name="P15"><text:span text:style-name="T1">Pour la construction de diagrammes de phase</text:span><text:span text:style-name="T3">s</text:span><text:span text:style-name="T1"> </text:span><text:span text:style-name="T3">en fonction des activités de deux constituants mobiles </text:span><text:span text:style-name="T4">(équivalents à des "diagrammes en potentiels")</text:span><text:span text:style-name="T3">, </text:span><text:span text:style-name="T4">l'approche est différente, car on fait appel à la fonction arxim GEM, qui, à la différence de SPC ou EQU, ne prévoit pas la définition de constituants mobiles au niveau du bloc SYSTEM. </text:span><text:span text:style-name="T5">Pour fixer l'activité d'un constituant à un niveau donné, on défini</text:span><text:span text:style-name="T6">t</text:span><text:span text:style-name="T5"> une phase </text:span><text:span text:style-name="T8">fictive</text:span><text:span text:style-name="T6"> </text:span><text:span text:style-name="T7">de même</text:span><text:span text:style-name="T6"> stoechiométrie et l'on </text:span><text:span text:style-name="T7">met un excès de ce constituant dans le système. <text:s/></text:span><text:span text:style-name="T8">D'autre part, au lieu de modifier le bloc SYSTEM, ce sont les données thermodynamiques des constituiants mobiles que l'on modifie.</text:span></text:p>
      <text:p text:style-name="P16"><text:span text:style-name="T1">Dans le cas test, qui concerne le système classique K</text:span><text:span text:style-name="T47">2</text:span><text:span text:style-name="T1">O-SiO</text:span><text:span text:style-name="T47">2</text:span><text:span text:style-name="T1">-Al</text:span><text:span text:style-name="T47">2</text:span><text:span text:style-name="T1">O3-H</text:span><text:span text:style-name="T47">2</text:span><text:span text:style-name="T1">O, en présence de H</text:span><text:span text:style-name="T47">2</text:span><text:span text:style-name="T1">O en excès, avec Al</text:span><text:span text:style-name="T47">2</text:span><text:span text:style-name="T1">O</text:span><text:span text:style-name="T47">3</text:span><text:span text:style-name="T1"> inerte, et SiO</text:span><text:span text:style-name="T47">2</text:span><text:span text:style-name="T1"> et KOH mobiles, </text:span><text:span text:style-name="T10">on a d'une part </text:span><text:span text:style-name="T9">le système suivant</text:span><text:span text:style-name="T10">, défini dans </text:span><text:span text:style-name="T9">le script maître, </text:span><text:span text:style-name="T11">et qui n'est pas modifié</text:span><text:span text:style-name="T9">:</text:span></text:p>
      <text:p text:style-name="TextInfo">SYSTEM.GEM</text:p>
      <text:p text:style-name="TextInfo"><text:s text:c="2"/>H2O <text:s text:c="3"/>H2O <text:s text:c="2"/>1000.</text:p>
      <text:p text:style-name="TextInfo"><text:s text:c="2"/>KOH <text:s text:c="3"/>KOH <text:s text:c="2"/>1000.</text:p>
      <text:p text:style-name="TextInfo"><text:s text:c="2"/>SIO2 <text:s text:c="2"/>SiO2 <text:s/>1000.</text:p>
      <text:p text:style-name="TextInfo"><text:s text:c="2"/>AL <text:s text:c="4"/>Al2O3 0.1</text:p>
      <text:p text:style-name="TextInfo">END</text:p>
      <text:p text:style-name="P16"><text:span text:style-name="T9">et </text:span><text:span text:style-name="T10">d'autre part le</text:span><text:span text:style-name="T9"> bloc SPECIES suivant </text:span><text:span text:style-name="T10">(fichier </text:span><text:span text:style-name="T14">include</text:span><text:span text:style-name="T10"> appelé par le script arxim maître)</text:span><text:span text:style-name="T9">, </text:span><text:span text:style-name="T10">qui va être modifié</text:span><text:span text:style-name="T9"> </text:span><text:span text:style-name="T10">à chaque </text:span><text:span text:style-name="T9">itératio</text:span><text:span text:style-name="T10">n sur le potentiel de SiO2 ou sur celui de KOH</text:span><text:span text:style-name="T9">:</text:span></text:p>
      <text:p text:style-name="TextInfo">SPECIES</text:p>
      <text:p text:style-name="TextInfo"><text:s text:c="2"/>MIN <text:s/><text:span text:style-name="T45">FICTIVE <text:s/></text:span>SIO2_BUFF <text:s/>SI(1)O(2) <text:s text:c="4"/>2700. <text:s/><text:span text:style-name="T45">0.</text:span></text:p>
      <text:p text:style-name="TextInfo"><text:s text:c="2"/>MIN <text:s/><text:span text:style-name="T45">FICTIVE <text:s/></text:span>KOH_BUFF <text:s text:c="2"/>K(1)O(1)H(1) <text:s/>2700. <text:s/><text:span text:style-name="T45">0.</text:span></text:p>
      <text:p text:style-name="TextInfo">END</text:p>
      <text:p text:style-name="P17"><text:span text:style-name="T46">C</text:span>e fichier <text:span text:style-name="T38">include</text:span> <text:span text:style-name="T46">est modifié</text:span> <text:span text:style-name="T46">par </text:span>le script <text:span text:style-name="T49">python</text:span> au niveau de la dernière valeur de la ligne SIO2_BUFF ou <text:s/>KOH_BUFF, qui donne le logK (décimal) de la <text:span text:style-name="T46">réaction de formation de l'espèce (en l'occurrence une phase pure) en question.</text:span></text:p>
      <text:p text:style-name="P27">Pour certains inconditionnels de l'approche GEM (par exempe Kulik, qui gère le programme GEM-PSI de Karpov), celle ci n'est possible que si l'on dispose des énergies libres de formation des espèces et n'est pas possible avec <text:span text:style-name="T50">une</text:span> base en logK <text:span text:style-name="T50">comme celles généralement utilisée dans une approche LMA. Ce n'est bien sûr pas le cas: il est toujours possible de transformer une base de logK en un jeu d'énergies de formation (au facteur RT près) des espèces à partir d'un jeu d'espèces primaire.</text:span></text:p>
      <text:p text:style-name="P28">L'utilisation d'une base logK pour les diagrammes qui nous intéressent a de plus l'avantage de produire directement des diagrammes en activités et non en potentiels.</text:p>
      <text:p text:style-name="P28">Par contre, pour l'application </text:p>
      <text:p text:style-name="P17"/>
      <text:p text:style-name="P25"/>
      <text:p text:style-name="P10"/>
      <text:p text:style-name="Text_20_body"/>
      <text:p text:style-name="P23">#---------------------------------------------------------y-loop</text:p>
      <text:p text:style-name="TextInfo">for y in Yser:</text:p>
      <text:p text:style-name="TextInfo"><text:s text:c="2"/><text:span text:style-name="T35">include_modify</text:span>(lisY,y) #---------modify the include file for y</text:p>
      <text:p text:style-name="TextInfo"><text:s text:c="2"/>#-------------------------------------------------------x-loop</text:p>
      <text:p text:style-name="TextInfo"><text:s text:c="2"/>for x in Xser:</text:p>
      <text:p text:style-name="TextInfo"><text:s text:c="4"/><text:span text:style-name="T35">include_modify</text:span>(lisX,x) #-<text:span text:style-name="T34">-</text:span>-----modify the include file for x</text:p>
      <text:p text:style-name="TextInfo"><text:s text:c="4"/>OK= <text:span text:style-name="T35">arxim_ok</text:span>(sArximCommand) #------------------execute arxim</text:p>
      <text:p text:style-name="TextInfo"><text:s text:c="4"/>if OK:</text:p>
      <text:p text:style-name="TextInfo"><text:s text:c="6"/>phase= <text:span text:style-name="T35">arxim_result</text:span>(fResult) #-----------read arxim result</text:p>
      <text:p text:style-name="TextInfo"><text:s text:c="6"/>if not phase in lis_phase:</text:p>
      <text:p text:style-name="TextInfo"><text:s text:c="8"/>lis_phase.append(phase)</text:p>
      <text:p text:style-name="TextInfo"><text:s text:c="6"/>tab_phase[iX,iY]= j</text:p>
      <text:p text:style-name="TextInfo"><text:s text:c="6"/>tab_x[iX,iY]= x</text:p>
      <text:p text:style-name="TextInfo"><text:s text:c="6"/>tab_y[iX,iY]= y</text:p>
      <text:p text:style-name="P8">Le schéma du script python est le même pour les différents cas envisagés, mais la mise en oeuvre diffère au niveau des modifications apportées au script arxim. Suivant le type de diagramme x-y demandé,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span text:style-name="T15">◁ ◀ ◃ ◂ ◆ </text:span><text:span text:style-name="T2">◇</text:span><text:span text:style-name="T13"> </text:span><text:span text:style-name="T15">♦ ◉ ◈ ♦ </text:span><text:span text:style-name="T1">▷ ► </text:span><text:span text:style-name="T22">◁ ◀ ◃ ◂ ◆ </text:span><text:span text:style-name="T24">◇</text:span><text:span text:style-name="T25"> </text:span><text:span text:style-name="T22">♦ ◉ ◈ ♦ </text:span><text:span text:style-name="T23">▷ ►</text:span><text:span text:style-name="T1"> </text:span><text:span text:style-name="T12"><text:s/></text:span><text:span text:style-name="T16">⬗</text:span><text:span text:style-name="T12"> </text:span><text:span text:style-name="T17">◁ ◀ ◃ ◂ ◆ </text:span><text:span text:style-name="T19">◇</text:span><text:span text:style-name="T20"> </text:span><text:span text:style-name="T17">♦ ◉ ◈ ♦ </text:span><text:span text:style-name="T18">▷ ►</text:span><text:span text:style-name="T1"> </text:span><text:span text:style-name="T12"><text:s/></text:span><text:span text:style-name="T1">◇</text:span></text:p>
      <text:p text:style-name="Text_20_body">-body-</text:p>
      <text:p text:style-name="Marginalia">-margin-</text:p>
      <text:p text:style-name="TextInfo">-info-</text:p>
      <text:p text:style-name="TextHiLite">-HiLite -</text:p>
      <text:p text:style-name="TextTable">-Table-</text:p>
      <text:p text:style-name="TextSmall">- <text:span text:style-name="T21">small</text:span>-</text:p>
      <text:p text:style-name="Text_20_body"/>
      <text:h text:style-name="Heading_20_1" text:outline-level="1">--</text:h>
      <text:h text:style-name="Heading_20_2" text:outline-level="2">--</text:h>
      <text:h text:style-name="Heading_20_3" text:outline-level="3">--</text:h>
      <text:h text:style-name="Heading_20_4" text:outline-level="4">--</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3" svg:font-family="'DejaVu Serif'" style:font-adornments="Book" style:font-family-generic="roman"/>
    <style:font-face style:name="DejaVu Sans Mono" svg:font-family="'DejaVu Sans Mono'" style:font-adornments="Book" style:font-family-generic="swiss" style:font-pitch="fixed"/>
    <style:font-face style:name="MS Mincho" svg:font-family="'MS Mincho'" style:font-pitch="variable"/>
    <style:font-face style:name="Tahoma1" svg:font-family="Tahoma"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DejaVu Sans" svg:font-family="'DejaVu Sans'" style:font-adornments="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loext:graphic-properties draw:fill="none" draw:fill-color="#99ccff"/>
      <style:paragraph-properties fo:margin-left="0.6cm" fo:margin-right="0.6cm" fo:margin-top="0.101cm" fo:margin-bottom="0.101cm" loext:contextual-spacing="false" fo:text-align="justify" style:justify-single-word="false" fo:text-indent="0cm" style:auto-text-indent="false" fo:background-color="transparent"/>
      <style:text-properties style:font-name="DejaVu Serif" fo:font-family="'DejaVu Serif'" style:font-style-name="Book" style:font-family-generic="roman" style:font-pitch="variable" fo:font-size="11pt" fo:language="fr" fo:country="FR"/>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erif" fo:font-family="'DejaVu Serif'" style:font-style-name="Book" style:font-family-generic="roman" style:font-pitch="variable" fo:font-size="14pt" style:font-name-asian="MS Mincho" style:font-family-asian="'MS Mincho'" style:font-pitch-asian="variable" style:font-size-asian="14pt" style:font-name-complex="Tahoma1"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paragraph-properties fo:margin-top="0.199cm" fo:margin-bottom="0.101cm" loext:contextual-spacing="false" fo:padding="0.049cm" fo:border="0.06pt solid #000000"/>
      <style:text-properties style:font-name="DejaVu Serif" fo:font-family="'DejaVu Serif'" style:font-style-name="Book" style:font-family-generic="roman" style:font-pitch="variable" fo:font-size="11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101cm" fo:margin-bottom="0.101cm" loext:contextual-spacing="false" fo:text-indent="0cm" style:auto-text-indent="false" fo:background-color="transparent"/>
      <style:text-properties style:font-name="DejaVu Serif" fo:font-family="'DejaVu Serif'" style:font-style-name="Book" style:font-family-generic="roman" style:font-pitch="variable" fo:font-size="11pt" fo:font-style="italic" fo:font-weight="normal" fo:background-color="#e6e6e6"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loext:contextual-spacing="false" fo:text-indent="0cm" style:auto-text-indent="false" fo:background-color="transparent" style:shadow="none"/>
      <style:text-properties style:font-name="DejaVu Serif" fo:font-family="'DejaVu Serif'" style:font-style-name="Book" style:font-family-generic="roman" style:font-pitch="variable" fo:font-size="11pt" fo:font-style="italic" fo:font-weight="normal" fo:background-color="#e6e6e6"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85%" style:font-weight-asian="bold"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loext:contextual-spacing="false" fo:text-indent="0cm" style:auto-text-indent="false"/>
      <style:text-properties style:font-name="DejaVu Serif1"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101cm" loext:contextual-spacing="false" fo:text-align="justify" style:justify-single-word="false" fo:text-indent="0cm" style:auto-text-indent="false" style:shadow="none"/>
      <style:text-properties fo:color="#800000" fo:font-size="10pt" fo:font-style="normal"/>
    </style:style>
    <style:style style:name="TextHiLite" style:family="paragraph" style:parent-style-name="Text_20_body" style:next-style-name="Text_20_body" style:class="text">
      <style:paragraph-properties fo:margin-left="1cm" fo:margin-right="0cm" fo:margin-top="0cm" fo:margin-bottom="0cm" loext:contextual-spacing="false" fo:text-indent="0cm" style:auto-text-indent="false"/>
      <style:text-properties fo:font-size="14pt"/>
    </style:style>
    <style:style style:name="TextTable" style:family="paragraph" style:parent-style-name="Text_20_body" style:next-style-name="Text_20_body" style:class="text">
      <style:paragraph-properties fo:margin-left="0.6cm" fo:margin-right="0.6cm" fo:margin-top="0cm" fo:margin-bottom="0cm" loext:contextual-spacing="false" fo:text-align="start" style:justify-single-word="false" fo:text-indent="0cm" style:auto-text-indent="false" fo:padding="0cm" fo:border="none" style:shadow="none"/>
      <style:text-properties fo:color="#00008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loext:contextual-spacing="false" fo:text-align="start" style:justify-single-word="false" fo:text-indent="0cm" style:auto-text-indent="false" fo:padding="0.15cm" fo:border-left="0.99pt solid #800080" fo:border-right="none" fo:border-top="none" fo:border-bottom="none" style:shadow="none" style:writing-mode="page"/>
      <style:text-properties style:font-name="DejaVu Sans Mono" fo:font-family="'DejaVu Sans Mono'" style:font-style-name="Book" style:font-family-generic="swiss" style:font-pitch="fixed" fo:font-size="10pt" fo:language="zxx" fo:country="none"/>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fo:font-size="10pt"/>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4cm" loext:contextual-spacing="false" fo:text-indent="0cm" style:auto-text-indent="false"/>
      <style:text-properties style:font-name="DejaVu Serif2" fo:font-family="'DejaVu Serif'" style:font-style-name="Bold" style:font-family-generic="roman" style:font-pitch="variable" fo:font-size="130%"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style:font-name="DejaVu Serif2"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4cm" fo:margin-right="0.6cm" fo:margin-top="0.101cm" fo:margin-bottom="0.101cm" loext:contextual-spacing="false" fo:text-indent="0cm" style:auto-text-indent="false">
        <style:tab-stops>
          <style:tab-stop style:position="18.002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101cm" fo:margin-bottom="0.101cm" loext:contextual-spacing="false" fo:text-indent="0cm" style:auto-text-indent="false" style:shadow="none">
        <style:tab-stops>
          <style:tab-stop style:position="17.503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101cm" loext:contextual-spacing="false" fo:text-indent="0cm" style:auto-text-indent="false">
        <style:tab-stops>
          <style:tab-stop style:position="17.004cm" style:type="right" style:leader-style="dotted" style:leader-text="."/>
        </style:tab-stops>
      </style:paragraph-properties>
      <style:text-properties style:font-name="DejaVu Serif"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199cm" fo:margin-right="0.6cm" fo:margin-top="0cm" fo:margin-bottom="0cm" loext:contextual-spacing="false" fo:text-indent="0cm" style:auto-text-indent="false">
        <style:tab-stops>
          <style:tab-stop style:position="16.505cm" style:type="right" style:leader-style="dotted" style:leader-text="."/>
        </style:tab-stops>
      </style:paragraph-properties>
      <style:text-properties style:font-name="DejaVu Serif" fo:font-family="'DejaVu Serif'" style:font-style-name="Book" style:font-family-generic="roman" style:font-pitch="variable" fo:font-size="11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4.2$Linux_X86_64 LibreOffice_project/30m0$Build-2</meta:generator>
    <dc:date>2017-08-24T17:06:47.418337212</dc:date>
    <meta:editing-cycles>31</meta:editing-cycles>
    <meta:editing-duration>P2DT6H8M8S</meta:editing-duration>
    <meta:document-statistic meta:table-count="0" meta:image-count="0" meta:object-count="0" meta:page-count="1" meta:paragraph-count="89" meta:word-count="1639" meta:character-count="9996" meta:non-whitespace-character-count="8317"/>
    <meta:user-defined meta:name="Info 1"/>
    <meta:user-defined meta:name="Info 2"/>
    <meta:user-defined meta:name="Info 3"/>
    <meta:user-defined meta:name="Info 4"/>
  </office:meta>
</office:document-meta>
</file>